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13" table:default-cell-style-name="ce1"/>
        <table:table-row table:style-name="ro1">
          <table:table-cell/>
          <table:table-cell table:style-name="Default" office:value-type="string" calcext:value-type="string">
            <text:p>Q1.1</text:p>
          </table:table-cell>
          <table:table-cell table:style-name="Default" office:value-type="string" calcext:value-type="string">
            <text:p>Q1.2</text:p>
          </table:table-cell>
          <table:table-cell table:style-name="Default" office:value-type="string" calcext:value-type="string">
            <text:p>Q1.3</text:p>
          </table:table-cell>
          <table:table-cell table:style-name="Default" office:value-type="string" calcext:value-type="string">
            <text:p>Q2.1.</text:p>
          </table:table-cell>
          <table:table-cell table:style-name="Default" office:value-type="string" calcext:value-type="string">
            <text:p>Q2.2</text:p>
          </table:table-cell>
          <table:table-cell table:style-name="Default" office:value-type="string" calcext:value-type="string">
            <text:p>Q2.3</text:p>
          </table:table-cell>
          <table:table-cell table:style-name="Default" office:value-type="string" calcext:value-type="string">
            <text:p>Q3.1</text:p>
          </table:table-cell>
          <table:table-cell table:style-name="Default" office:value-type="string" calcext:value-type="string">
            <text:p>Q3.2</text:p>
          </table:table-cell>
          <table:table-cell table:style-name="Default" office:value-type="string" calcext:value-type="string">
            <text:p>Q3.3</text:p>
          </table:table-cell>
          <table:table-cell table:style-name="Default" office:value-type="string" calcext:value-type="string">
            <text:p>Q3.4</text:p>
          </table:table-cell>
          <table:table-cell table:style-name="Default" office:value-type="string" calcext:value-type="string">
            <text:p>Q4.1</text:p>
          </table:table-cell>
          <table:table-cell table:style-name="Default" office:value-type="string" calcext:value-type="string">
            <text:p>Q4.2</text:p>
          </table:table-cell>
          <table:table-cell table:style-name="Default" office:value-type="string" calcext:value-type="string">
            <text:p>Q4.3</text:p>
          </table:table-cell>
        </table:table-row>
        <table:table-row table:style-name="ro1">
          <table:table-cell office:value-type="string" calcext:value-type="string">
            <text:p>LO_ORDERKE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_LINENUMB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_CUSTKEY</text:p>
          </table:table-cell>
          <table:table-cell table:number-columns-repeated="6"/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_PARTKEY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_SUPPKEY</text:p>
          </table:table-cell>
          <table:table-cell table:number-columns-repeated="3"/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_ORDERDATEKEY</text:p>
          </table:table-cell>
          <table:table-cell table:number-columns-repeated="1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_ORDERPRIORI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_SHIPPRIORI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_QUANTITY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_EXTENDEDPRICE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_ORDTOTALPRICE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LO_DISCOUNT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_REVENUE</text:p>
          </table:table-cell>
          <table:table-cell table:number-columns-repeated="3"/>
          <table:table-cell table:number-columns-repeated="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_SUPPLYCOST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_TA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_COMMITDATEKE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_SHIPM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_CUSTOMERKEY</text:p>
          </table:table-cell>
          <table:table-cell table:number-columns-repeated="6"/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_NA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_ADDR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_CITY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_NATION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_REGION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_PHO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_MKTSEGM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_DATEKEY</text:p>
          </table:table-cell>
          <table:table-cell table:number-columns-repeated="8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_D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_DAYOFWE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_MON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_YEAR</text:p>
          </table:table-cell>
          <table:table-cell office:value-type="string" calcext:value-type="string">
            <text:p>X</text:p>
          </table:table-cell>
          <table:table-cell/>
          <table:table-cell table:number-columns-repeated="11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_YEARMONTHNUM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_YEARMONTH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DAYNUMINWE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_DAYNUMINMON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_DAYNUMINYEA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_MONTHNUMINYE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_WEEKNUMINYE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_SELLINGSEAS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_LASTDAYINWEEKF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_LASTDAYINMONTHF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_HOLIDAYF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_WEEKDAYF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_PARTKE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_NA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_MFG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_CATEGORY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_BRAND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_COLOU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_TY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_SIZ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_CONTAIN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_SUPPKEY</text:p>
          </table:table-cell>
          <table:table-cell table:number-columns-repeated="6"/>
          <table:table-cell table:number-columns-repeated="4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_NA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_ADDR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_CITY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_NATION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_REGION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_PHONE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11:07.172766658</meta:creation-date>
    <meta:generator>LibreOffice/5.1.6.2$Linux_X86_64 LibreOffice_project/10m0$Build-2</meta:generator>
    <dc:date>2018-03-19T15:59:17.369298847</dc:date>
    <meta:editing-duration>PT13M46S</meta:editing-duration>
    <meta:editing-cycles>3</meta:editing-cycles>
    <meta:document-statistic meta:table-count="1" meta:cell-count="187" meta:object-count="0"/>
  </office:meta>
</office:document-meta>
</file>